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4.248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1.9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ummary_evalu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ontology</text:p>
          </table:table-cell>
          <table:table-cell table:style-name="Default" office:value-type="string" calcext:value-type="string">
            <text:p>inEL</text:p>
          </table:table-cell>
          <table:table-cell office:value-type="string" calcext:value-type="string">
            <text:p>exceptions</text:p>
          </table:table-cell>
          <table:table-cell office:value-type="string" calcext:value-type="string">
            <text:p>consistencyAnomalies</text:p>
          </table:table-cell>
          <table:table-cell office:value-type="string" calcext:value-type="string">
            <text:p>inferenceAnomalies</text:p>
          </table:table-cell>
          <table:table-cell office:value-type="string" calcext:value-type="string">
            <text:p>anomalyReport</text:p>
          </table:table-cell>
          <table:table-cell table:number-columns-repeated="2"/>
          <table:table-cell table:style-name="ce2" office:value-type="string" calcext:value-type="string">
            <text:p>totalTests</text:p>
          </table:table-cell>
          <table:table-cell table:style-name="ce3" table:formula="of:=MAX([.A2:.A2000])"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0.txt</text:p>
          </table:table-cell>
          <table:table-cell table:number-columns-repeated="2"/>
          <table:table-cell table:style-name="ce2" office:value-type="string" calcext:value-type="string">
            <text:p>inEL</text:p>
          </table:table-cell>
          <table:table-cell table:style-name="ce3" table:formula="of:=COUNTIF([.D2:.D2000];&quot;true&quot;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.txt</text:p>
          </table:table-cell>
          <table:table-cell table:number-columns-repeated="2"/>
          <table:table-cell table:style-name="ce2" office:value-type="string" calcext:value-type="string">
            <text:p>notInEL</text:p>
          </table:table-cell>
          <table:table-cell table:style-name="ce3" table:formula="of:=COUNTIF([.D2:.D2000];&quot;false&quot;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exceptions</text:p>
          </table:table-cell>
          <table:table-cell table:style-name="ce3" table:formula="of:=SUM([.E1:.E200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consistencyAnomalies</text:p>
          </table:table-cell>
          <table:table-cell table:style-name="ce3" table:formula="of:=SUM([.F2:.F2001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inferenceAnomalies</text:p>
          </table:table-cell>
          <table:table-cell table:style-name="ce3" table:formula="of:=SUM([.G3:.G2002])"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.txt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.txt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.txt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.txt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.txt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.txt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.txt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.txt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.txt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1.txt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2.txt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3.txt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.txt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.txt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.txt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7.txt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8.txt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9.txt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.txt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1.txt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.txt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3.txt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.txt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5.txt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6.txt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7.txt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8.txt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.txt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0.txt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.txt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2.txt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.txt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.txt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5.txt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.txt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7.txt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.txt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.txt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.txt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1.txt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.txt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43.txt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.txt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.txt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.txt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7.txt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8.txt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9.txt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.txt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1.txt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.txt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.txt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4.txt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5.txt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6.txt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7.txt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8.txt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9.txt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0.txt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1.txt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2.txt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3.txt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.txt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.txt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6.txt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7.txt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.txt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.txt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0.txt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.txt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2.txt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3.txt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4.txt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5.txt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6.txt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7.txt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8.txt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9.txt</text:p>
          </table:table-cell>
          <table:table-cell table:number-columns-repeated="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0.txt</text:p>
          </table:table-cell>
          <table:table-cell table:number-columns-repeated="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1.txt</text:p>
          </table:table-cell>
          <table:table-cell table:number-columns-repeated="4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2.txt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3.txt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0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4.txt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5.txt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6.txt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7.txt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8.txt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9.txt</text:p>
          </table:table-cell>
          <table:table-cell table:number-columns-repeated="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1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0.txt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1.txt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2.txt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3.txt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4.txt</text:p>
          </table:table-cell>
          <table:table-cell table:number-columns-repeated="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5.txt</text:p>
          </table:table-cell>
          <table:table-cell table:number-columns-repeated="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6.txt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7.txt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8.txt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99.txt</text:p>
          </table:table-cell>
          <table:table-cell table:number-columns-repeated="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0.txt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01.txt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02.txt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3.txt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04.txt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05.txt</text:p>
          </table:table-cell>
          <table:table-cell table:number-columns-repeated="4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6.txt</text:p>
          </table:table-cell>
          <table:table-cell table:number-columns-repeated="4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7.txt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08.txt</text:p>
          </table:table-cell>
          <table:table-cell table:number-columns-repeated="4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9.txt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0.txt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11.txt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12.txt</text:p>
          </table:table-cell>
          <table:table-cell table:number-columns-repeated="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3.txt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4.txt</text:p>
          </table:table-cell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5.txt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8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16.txt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17.txt</text:p>
          </table:table-cell>
          <table:table-cell table:number-columns-repeated="4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18.txt</text:p>
          </table:table-cell>
          <table:table-cell table:number-columns-repeated="4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9.txt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2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0.txt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21.txt</text:p>
          </table:table-cell>
          <table:table-cell table:number-columns-repeated="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22.txt</text:p>
          </table:table-cell>
          <table:table-cell table:number-columns-repeated="4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23.txt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4.txt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5.txt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6.txt</text:p>
          </table:table-cell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7.txt</text:p>
          </table:table-cell>
          <table:table-cell table:number-columns-repeated="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8.txt</text:p>
          </table:table-cell>
          <table:table-cell table:number-columns-repeated="4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29.txt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0.txt</text:p>
          </table:table-cell>
          <table:table-cell table:number-columns-repeated="4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31.txt</text:p>
          </table:table-cell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32.txt</text:p>
          </table:table-cell>
          <table:table-cell table:number-columns-repeated="4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33.txt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4.txt</text:p>
          </table:table-cell>
          <table:table-cell table:number-columns-repeated="4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35.txt</text:p>
          </table:table-cell>
          <table:table-cell table:number-columns-repeated="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36.txt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37.txt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38.txt</text:p>
          </table:table-cell>
          <table:table-cell table:number-columns-repeated="4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39.txt</text:p>
          </table:table-cell>
          <table:table-cell table:number-columns-repeated="4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0.txt</text:p>
          </table:table-cell>
          <table:table-cell table:number-columns-repeated="4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1.txt</text:p>
          </table:table-cell>
          <table:table-cell table:number-columns-repeated="4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42.txt</text:p>
          </table:table-cell>
          <table:table-cell table:number-columns-repeated="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3.txt</text:p>
          </table:table-cell>
          <table:table-cell table:number-columns-repeated="4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44.txt</text:p>
          </table:table-cell>
          <table:table-cell table:number-columns-repeated="4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5.txt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6.txt</text:p>
          </table:table-cell>
          <table:table-cell table:number-columns-repeated="4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47.txt</text:p>
          </table:table-cell>
          <table:table-cell table:number-columns-repeated="4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48.txt</text:p>
          </table:table-cell>
          <table:table-cell table:number-columns-repeated="4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49.txt</text:p>
          </table:table-cell>
          <table:table-cell table:number-columns-repeated="4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0.txt</text:p>
          </table:table-cell>
          <table:table-cell table:number-columns-repeated="4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1.txt</text:p>
          </table:table-cell>
          <table:table-cell table:number-columns-repeated="4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2.txt</text:p>
          </table:table-cell>
          <table:table-cell table:number-columns-repeated="4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3.txt</text:p>
          </table:table-cell>
          <table:table-cell table:number-columns-repeated="4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4.txt</text:p>
          </table:table-cell>
          <table:table-cell table:number-columns-repeated="4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5.txt</text:p>
          </table:table-cell>
          <table:table-cell table:number-columns-repeated="4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6.txt</text:p>
          </table:table-cell>
          <table:table-cell table:number-columns-repeated="4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7.txt</text:p>
          </table:table-cell>
          <table:table-cell table:number-columns-repeated="4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8.txt</text:p>
          </table:table-cell>
          <table:table-cell table:number-columns-repeated="4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9.txt</text:p>
          </table:table-cell>
          <table:table-cell table:number-columns-repeated="4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60.txt</text:p>
          </table:table-cell>
          <table:table-cell table:number-columns-repeated="4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61.txt</text:p>
          </table:table-cell>
          <table:table-cell table:number-columns-repeated="4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2.txt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3.txt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4.txt</text:p>
          </table:table-cell>
          <table:table-cell table:number-columns-repeated="4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5.txt</text:p>
          </table:table-cell>
          <table:table-cell table:number-columns-repeated="4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6.txt</text:p>
          </table:table-cell>
          <table:table-cell table:number-columns-repeated="4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7.txt</text:p>
          </table:table-cell>
          <table:table-cell table:number-columns-repeated="4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8.txt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69.txt</text:p>
          </table:table-cell>
          <table:table-cell table:number-columns-repeated="4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70.txt</text:p>
          </table:table-cell>
          <table:table-cell table:number-columns-repeated="4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3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1.txt</text:p>
          </table:table-cell>
          <table:table-cell table:number-columns-repeated="4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72.txt</text:p>
          </table:table-cell>
          <table:table-cell table:number-columns-repeated="4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73.txt</text:p>
          </table:table-cell>
          <table:table-cell table:number-columns-repeated="4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74.txt</text:p>
          </table:table-cell>
          <table:table-cell table:number-columns-repeated="4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75.txt</text:p>
          </table:table-cell>
          <table:table-cell table:number-columns-repeated="4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6.txt</text:p>
          </table:table-cell>
          <table:table-cell table:number-columns-repeated="4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7.txt</text:p>
          </table:table-cell>
          <table:table-cell table:number-columns-repeated="4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8.txt</text:p>
          </table:table-cell>
          <table:table-cell table:number-columns-repeated="4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9.txt</text:p>
          </table:table-cell>
          <table:table-cell table:number-columns-repeated="4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0.txt</text:p>
          </table:table-cell>
          <table:table-cell table:number-columns-repeated="4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1.txt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82.txt</text:p>
          </table:table-cell>
          <table:table-cell table:number-columns-repeated="4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83.txt</text:p>
          </table:table-cell>
          <table:table-cell table:number-columns-repeated="4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84.txt</text:p>
          </table:table-cell>
          <table:table-cell table:number-columns-repeated="4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85.txt</text:p>
          </table:table-cell>
          <table:table-cell table:number-columns-repeated="4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6.txt</text:p>
          </table:table-cell>
          <table:table-cell table:number-columns-repeated="4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87.txt</text:p>
          </table:table-cell>
          <table:table-cell table:number-columns-repeated="4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88.txt</text:p>
          </table:table-cell>
          <table:table-cell table:number-columns-repeated="4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89.txt</text:p>
          </table:table-cell>
          <table:table-cell table:number-columns-repeated="4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0.txt</text:p>
          </table:table-cell>
          <table:table-cell table:number-columns-repeated="4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91.txt</text:p>
          </table:table-cell>
          <table:table-cell table:number-columns-repeated="4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2.txt</text:p>
          </table:table-cell>
          <table:table-cell table:number-columns-repeated="4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3.txt</text:p>
          </table:table-cell>
          <table:table-cell table:number-columns-repeated="4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94.txt</text:p>
          </table:table-cell>
          <table:table-cell table:number-columns-repeated="4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95.txt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6.txt</text:p>
          </table:table-cell>
          <table:table-cell table:number-columns-repeated="4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7.txt</text:p>
          </table:table-cell>
          <table:table-cell table:number-columns-repeated="4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98.txt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9.txt</text:p>
          </table:table-cell>
          <table:table-cell table:number-columns-repeated="4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0.txt</text:p>
          </table:table-cell>
          <table:table-cell table:number-columns-repeated="4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1.txt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2.txt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3.txt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04.txt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05.txt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06.txt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7.txt</text:p>
          </table:table-cell>
          <table:table-cell table:number-columns-repeated="4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8.txt</text:p>
          </table:table-cell>
          <table:table-cell table:number-columns-repeated="4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9.txt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10.txt</text:p>
          </table:table-cell>
          <table:table-cell table:number-columns-repeated="4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1.txt</text:p>
          </table:table-cell>
          <table:table-cell table:number-columns-repeated="4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2.txt</text:p>
          </table:table-cell>
          <table:table-cell table:number-columns-repeated="4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4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3.txt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4.txt</text:p>
          </table:table-cell>
          <table:table-cell table:number-columns-repeated="4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15.txt</text:p>
          </table:table-cell>
          <table:table-cell table:number-columns-repeated="4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16.txt</text:p>
          </table:table-cell>
          <table:table-cell table:number-columns-repeated="4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17.txt</text:p>
          </table:table-cell>
          <table:table-cell table:number-columns-repeated="4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18.txt</text:p>
          </table:table-cell>
          <table:table-cell table:number-columns-repeated="4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0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19.txt</text:p>
          </table:table-cell>
          <table:table-cell table:number-columns-repeated="4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20.txt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21.txt</text:p>
          </table:table-cell>
          <table:table-cell table:number-columns-repeated="4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2.txt</text:p>
          </table:table-cell>
          <table:table-cell table:number-columns-repeated="4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23.txt</text:p>
          </table:table-cell>
          <table:table-cell table:number-columns-repeated="4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24.txt</text:p>
          </table:table-cell>
          <table:table-cell table:number-columns-repeated="4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5.txt</text:p>
          </table:table-cell>
          <table:table-cell table:number-columns-repeated="4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6.txt</text:p>
          </table:table-cell>
          <table:table-cell table:number-columns-repeated="4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27.txt</text:p>
          </table:table-cell>
          <table:table-cell table:number-columns-repeated="4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8.txt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9.txt</text:p>
          </table:table-cell>
          <table:table-cell table:number-columns-repeated="4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30.txt</text:p>
          </table:table-cell>
          <table:table-cell table:number-columns-repeated="4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1.txt</text:p>
          </table:table-cell>
          <table:table-cell table:number-columns-repeated="4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2.txt</text:p>
          </table:table-cell>
          <table:table-cell table:number-columns-repeated="4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33.txt</text:p>
          </table:table-cell>
          <table:table-cell table:number-columns-repeated="4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4.txt</text:p>
          </table:table-cell>
          <table:table-cell table:number-columns-repeated="4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3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35.txt</text:p>
          </table:table-cell>
          <table:table-cell table:number-columns-repeated="4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6.txt</text:p>
          </table:table-cell>
          <table:table-cell table:number-columns-repeated="4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7.txt</text:p>
          </table:table-cell>
          <table:table-cell table:number-columns-repeated="4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38.txt</text:p>
          </table:table-cell>
          <table:table-cell table:number-columns-repeated="4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9.txt</text:p>
          </table:table-cell>
          <table:table-cell table:number-columns-repeated="4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0.txt</text:p>
          </table:table-cell>
          <table:table-cell table:number-columns-repeated="4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41.txt</text:p>
          </table:table-cell>
          <table:table-cell table:number-columns-repeated="4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42.txt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5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43.txt</text:p>
          </table:table-cell>
          <table:table-cell table:number-columns-repeated="4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4.txt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5.txt</text:p>
          </table:table-cell>
          <table:table-cell table:number-columns-repeated="4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46.txt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47.txt</text:p>
          </table:table-cell>
          <table:table-cell table:number-columns-repeated="4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48.txt</text:p>
          </table:table-cell>
          <table:table-cell table:number-columns-repeated="4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49.txt</text:p>
          </table:table-cell>
          <table:table-cell table:number-columns-repeated="4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50.txt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1.txt</text:p>
          </table:table-cell>
          <table:table-cell table:number-columns-repeated="4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52.txt</text:p>
          </table:table-cell>
          <table:table-cell table:number-columns-repeated="4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53.txt</text:p>
          </table:table-cell>
          <table:table-cell table:number-columns-repeated="4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54.txt</text:p>
          </table:table-cell>
          <table:table-cell table:number-columns-repeated="4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5.txt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6.txt</text:p>
          </table:table-cell>
          <table:table-cell table:number-columns-repeated="4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7.txt</text:p>
          </table:table-cell>
          <table:table-cell table:number-columns-repeated="4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8.txt</text:p>
          </table:table-cell>
          <table:table-cell table:number-columns-repeated="4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9.txt</text:p>
          </table:table-cell>
          <table:table-cell table:number-columns-repeated="4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0.txt</text:p>
          </table:table-cell>
          <table:table-cell table:number-columns-repeated="4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61.txt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62.txt</text:p>
          </table:table-cell>
          <table:table-cell table:number-columns-repeated="4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5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63.txt</text:p>
          </table:table-cell>
          <table:table-cell table:number-columns-repeated="4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64.txt</text:p>
          </table:table-cell>
          <table:table-cell table:number-columns-repeated="4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65.txt</text:p>
          </table:table-cell>
          <table:table-cell table:number-columns-repeated="4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66.txt</text:p>
          </table:table-cell>
          <table:table-cell table:number-columns-repeated="4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1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67.txt</text:p>
          </table:table-cell>
          <table:table-cell table:number-columns-repeated="4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68.txt</text:p>
          </table:table-cell>
          <table:table-cell table:number-columns-repeated="4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69.txt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0.txt</text:p>
          </table:table-cell>
          <table:table-cell table:number-columns-repeated="4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71.txt</text:p>
          </table:table-cell>
          <table:table-cell table:number-columns-repeated="4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72.txt</text:p>
          </table:table-cell>
          <table:table-cell table:number-columns-repeated="4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73.txt</text:p>
          </table:table-cell>
          <table:table-cell table:number-columns-repeated="4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4.txt</text:p>
          </table:table-cell>
          <table:table-cell table:number-columns-repeated="4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75.txt</text:p>
          </table:table-cell>
          <table:table-cell table:number-columns-repeated="4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76.txt</text:p>
          </table:table-cell>
          <table:table-cell table:number-columns-repeated="4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77.txt</text:p>
          </table:table-cell>
          <table:table-cell table:number-columns-repeated="4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8.txt</text:p>
          </table:table-cell>
          <table:table-cell table:number-columns-repeated="4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79.txt</text:p>
          </table:table-cell>
          <table:table-cell table:number-columns-repeated="4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0.txt</text:p>
          </table:table-cell>
          <table:table-cell table:number-columns-repeated="4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81.txt</text:p>
          </table:table-cell>
          <table:table-cell table:number-columns-repeated="4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2.txt</text:p>
          </table:table-cell>
          <table:table-cell table:number-columns-repeated="4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83.txt</text:p>
          </table:table-cell>
          <table:table-cell table:number-columns-repeated="4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84.txt</text:p>
          </table:table-cell>
          <table:table-cell table:number-columns-repeated="4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5.txt</text:p>
          </table:table-cell>
          <table:table-cell table:number-columns-repeated="4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6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86.txt</text:p>
          </table:table-cell>
          <table:table-cell table:number-columns-repeated="4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7.txt</text:p>
          </table:table-cell>
          <table:table-cell table:number-columns-repeated="4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8.txt</text:p>
          </table:table-cell>
          <table:table-cell table:number-columns-repeated="4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89.txt</text:p>
          </table:table-cell>
          <table:table-cell table:number-columns-repeated="4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0.txt</text:p>
          </table:table-cell>
          <table:table-cell table:number-columns-repeated="4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1.txt</text:p>
          </table:table-cell>
          <table:table-cell table:number-columns-repeated="4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2.txt</text:p>
          </table:table-cell>
          <table:table-cell table:number-columns-repeated="4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3.txt</text:p>
          </table:table-cell>
          <table:table-cell table:number-columns-repeated="4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4.txt</text:p>
          </table:table-cell>
          <table:table-cell table:number-columns-repeated="4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5.txt</text:p>
          </table:table-cell>
          <table:table-cell table:number-columns-repeated="4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8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6.txt</text:p>
          </table:table-cell>
          <table:table-cell table:number-columns-repeated="4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7.txt</text:p>
          </table:table-cell>
          <table:table-cell table:number-columns-repeated="4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8.txt</text:p>
          </table:table-cell>
          <table:table-cell table:number-columns-repeated="4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9.txt</text:p>
          </table:table-cell>
          <table:table-cell table:number-columns-repeated="4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0.txt</text:p>
          </table:table-cell>
          <table:table-cell table:number-columns-repeated="4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1.txt</text:p>
          </table:table-cell>
          <table:table-cell table:number-columns-repeated="4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6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2.txt</text:p>
          </table:table-cell>
          <table:table-cell table:number-columns-repeated="4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3.txt</text:p>
          </table:table-cell>
          <table:table-cell table:number-columns-repeated="4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4.txt</text:p>
          </table:table-cell>
          <table:table-cell table:number-columns-repeated="4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05.txt</text:p>
          </table:table-cell>
          <table:table-cell table:number-columns-repeated="4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6.txt</text:p>
          </table:table-cell>
          <table:table-cell table:number-columns-repeated="4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7.txt</text:p>
          </table:table-cell>
          <table:table-cell table:number-columns-repeated="4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08.txt</text:p>
          </table:table-cell>
          <table:table-cell table:number-columns-repeated="4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09.txt</text:p>
          </table:table-cell>
          <table:table-cell table:number-columns-repeated="4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10.txt</text:p>
          </table:table-cell>
          <table:table-cell table:number-columns-repeated="4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11.txt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12.txt</text:p>
          </table:table-cell>
          <table:table-cell table:number-columns-repeated="4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13.txt</text:p>
          </table:table-cell>
          <table:table-cell table:number-columns-repeated="4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14.txt</text:p>
          </table:table-cell>
          <table:table-cell table:number-columns-repeated="4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1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15.txt</text:p>
          </table:table-cell>
          <table:table-cell table:number-columns-repeated="4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6.txt</text:p>
          </table:table-cell>
          <table:table-cell table:number-columns-repeated="4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17.txt</text:p>
          </table:table-cell>
          <table:table-cell table:number-columns-repeated="4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18.txt</text:p>
          </table:table-cell>
          <table:table-cell table:number-columns-repeated="4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9.txt</text:p>
          </table:table-cell>
          <table:table-cell table:number-columns-repeated="4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20.txt</text:p>
          </table:table-cell>
          <table:table-cell table:number-columns-repeated="4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1.txt</text:p>
          </table:table-cell>
          <table:table-cell table:number-columns-repeated="4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22.txt</text:p>
          </table:table-cell>
          <table:table-cell table:number-columns-repeated="4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3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23.txt</text:p>
          </table:table-cell>
          <table:table-cell table:number-columns-repeated="4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4.txt</text:p>
          </table:table-cell>
          <table:table-cell table:number-columns-repeated="4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25.txt</text:p>
          </table:table-cell>
          <table:table-cell table:number-columns-repeated="4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26.txt</text:p>
          </table:table-cell>
          <table:table-cell table:number-columns-repeated="4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7.txt</text:p>
          </table:table-cell>
          <table:table-cell table:number-columns-repeated="4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8.txt</text:p>
          </table:table-cell>
          <table:table-cell table:number-columns-repeated="4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29.txt</text:p>
          </table:table-cell>
          <table:table-cell table:number-columns-repeated="4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0.txt</text:p>
          </table:table-cell>
          <table:table-cell table:number-columns-repeated="4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31.txt</text:p>
          </table:table-cell>
          <table:table-cell table:number-columns-repeated="4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2.txt</text:p>
          </table:table-cell>
          <table:table-cell table:number-columns-repeated="4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33.txt</text:p>
          </table:table-cell>
          <table:table-cell table:number-columns-repeated="4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4.txt</text:p>
          </table:table-cell>
          <table:table-cell table:number-columns-repeated="4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35.txt</text:p>
          </table:table-cell>
          <table:table-cell table:number-columns-repeated="4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6.txt</text:p>
          </table:table-cell>
          <table:table-cell table:number-columns-repeated="4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37.txt</text:p>
          </table:table-cell>
          <table:table-cell table:number-columns-repeated="4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38.txt</text:p>
          </table:table-cell>
          <table:table-cell table:number-columns-repeated="4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9.txt</text:p>
          </table:table-cell>
          <table:table-cell table:number-columns-repeated="4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0.txt</text:p>
          </table:table-cell>
          <table:table-cell table:number-columns-repeated="4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1.txt</text:p>
          </table:table-cell>
          <table:table-cell table:number-columns-repeated="4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42.txt</text:p>
          </table:table-cell>
          <table:table-cell table:number-columns-repeated="4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3.txt</text:p>
          </table:table-cell>
          <table:table-cell table:number-columns-repeated="4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4.txt</text:p>
          </table:table-cell>
          <table:table-cell table:number-columns-repeated="4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7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5.txt</text:p>
          </table:table-cell>
          <table:table-cell table:number-columns-repeated="4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6.txt</text:p>
          </table:table-cell>
          <table:table-cell table:number-columns-repeated="4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7.txt</text:p>
          </table:table-cell>
          <table:table-cell table:number-columns-repeated="4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8.txt</text:p>
          </table:table-cell>
          <table:table-cell table:number-columns-repeated="4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49.txt</text:p>
          </table:table-cell>
          <table:table-cell table:number-columns-repeated="4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50.txt</text:p>
          </table:table-cell>
          <table:table-cell table:number-columns-repeated="4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1.txt</text:p>
          </table:table-cell>
          <table:table-cell table:number-columns-repeated="4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52.txt</text:p>
          </table:table-cell>
          <table:table-cell table:number-columns-repeated="4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53.txt</text:p>
          </table:table-cell>
          <table:table-cell table:number-columns-repeated="4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4.txt</text:p>
          </table:table-cell>
          <table:table-cell table:number-columns-repeated="4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5.txt</text:p>
          </table:table-cell>
          <table:table-cell table:number-columns-repeated="4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56.txt</text:p>
          </table:table-cell>
          <table:table-cell table:number-columns-repeated="4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57.txt</text:p>
          </table:table-cell>
          <table:table-cell table:number-columns-repeated="4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58.txt</text:p>
          </table:table-cell>
          <table:table-cell table:number-columns-repeated="4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9.txt</text:p>
          </table:table-cell>
          <table:table-cell table:number-columns-repeated="4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0.txt</text:p>
          </table:table-cell>
          <table:table-cell table:number-columns-repeated="4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1.txt</text:p>
          </table:table-cell>
          <table:table-cell table:number-columns-repeated="4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62.txt</text:p>
          </table:table-cell>
          <table:table-cell table:number-columns-repeated="4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3.txt</text:p>
          </table:table-cell>
          <table:table-cell table:number-columns-repeated="4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4.txt</text:p>
          </table:table-cell>
          <table:table-cell table:number-columns-repeated="4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5.txt</text:p>
          </table:table-cell>
          <table:table-cell table:number-columns-repeated="4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2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omaly366.txt</text:p>
          </table:table-cell>
          <table:table-cell table:number-columns-repeated="4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7.txt</text:p>
          </table:table-cell>
          <table:table-cell table:number-columns-repeated="4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68.txt</text:p>
          </table:table-cell>
          <table:table-cell table:number-columns-repeated="4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69.txt</text:p>
          </table:table-cell>
          <table:table-cell table:number-columns-repeated="4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0.txt</text:p>
          </table:table-cell>
          <table:table-cell table:number-columns-repeated="4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71.txt</text:p>
          </table:table-cell>
          <table:table-cell table:number-columns-repeated="4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2.txt</text:p>
          </table:table-cell>
          <table:table-cell table:number-columns-repeated="4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73.txt</text:p>
          </table:table-cell>
          <table:table-cell table:number-columns-repeated="4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74.txt</text:p>
          </table:table-cell>
          <table:table-cell table:number-columns-repeated="4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75.txt</text:p>
          </table:table-cell>
          <table:table-cell table:number-columns-repeated="4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6.txt</text:p>
          </table:table-cell>
          <table:table-cell table:number-columns-repeated="4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77.txt</text:p>
          </table:table-cell>
          <table:table-cell table:number-columns-repeated="4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78.txt</text:p>
          </table:table-cell>
          <table:table-cell table:number-columns-repeated="4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9.txt</text:p>
          </table:table-cell>
          <table:table-cell table:number-columns-repeated="4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0.txt</text:p>
          </table:table-cell>
          <table:table-cell table:number-columns-repeated="4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1.txt</text:p>
          </table:table-cell>
          <table:table-cell table:number-columns-repeated="4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2.txt</text:p>
          </table:table-cell>
          <table:table-cell table:number-columns-repeated="4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3.txt</text:p>
          </table:table-cell>
          <table:table-cell table:number-columns-repeated="4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4.txt</text:p>
          </table:table-cell>
          <table:table-cell table:number-columns-repeated="4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5.txt</text:p>
          </table:table-cell>
          <table:table-cell table:number-columns-repeated="4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6.txt</text:p>
          </table:table-cell>
          <table:table-cell table:number-columns-repeated="4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89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7.txt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8.txt</text:p>
          </table:table-cell>
          <table:table-cell table:number-columns-repeated="4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9.txt</text:p>
          </table:table-cell>
          <table:table-cell table:number-columns-repeated="4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90.txt</text:p>
          </table:table-cell>
          <table:table-cell table:number-columns-repeated="4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0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91.txt</text:p>
          </table:table-cell>
          <table:table-cell table:number-columns-repeated="4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92.txt</text:p>
          </table:table-cell>
          <table:table-cell table:number-columns-repeated="4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93.txt</text:p>
          </table:table-cell>
          <table:table-cell table:number-columns-repeated="4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1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94.txt</text:p>
          </table:table-cell>
          <table:table-cell table:number-columns-repeated="4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5.txt</text:p>
          </table:table-cell>
          <table:table-cell table:number-columns-repeated="4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96.txt</text:p>
          </table:table-cell>
          <table:table-cell table:number-columns-repeated="4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97.txt</text:p>
          </table:table-cell>
          <table:table-cell table:number-columns-repeated="4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8.txt</text:p>
          </table:table-cell>
          <table:table-cell table:number-columns-repeated="4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99.txt</text:p>
          </table:table-cell>
          <table:table-cell table:number-columns-repeated="4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0.txt</text:p>
          </table:table-cell>
          <table:table-cell table:number-columns-repeated="4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1.txt</text:p>
          </table:table-cell>
          <table:table-cell table:number-columns-repeated="4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2.txt</text:p>
          </table:table-cell>
          <table:table-cell table:number-columns-repeated="4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03.txt</text:p>
          </table:table-cell>
          <table:table-cell table:number-columns-repeated="4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3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4.txt</text:p>
          </table:table-cell>
          <table:table-cell table:number-columns-repeated="4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0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05.txt</text:p>
          </table:table-cell>
          <table:table-cell table:number-columns-repeated="4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6.txt</text:p>
          </table:table-cell>
          <table:table-cell table:number-columns-repeated="4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7.txt</text:p>
          </table:table-cell>
          <table:table-cell table:number-columns-repeated="4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8.txt</text:p>
          </table:table-cell>
          <table:table-cell table:number-columns-repeated="4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09.txt</text:p>
          </table:table-cell>
          <table:table-cell table:number-columns-repeated="4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10.txt</text:p>
          </table:table-cell>
          <table:table-cell table:number-columns-repeated="4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1.txt</text:p>
          </table:table-cell>
          <table:table-cell table:number-columns-repeated="4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12.txt</text:p>
          </table:table-cell>
          <table:table-cell table:number-columns-repeated="4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13.txt</text:p>
          </table:table-cell>
          <table:table-cell table:number-columns-repeated="4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4.txt</text:p>
          </table:table-cell>
          <table:table-cell table:number-columns-repeated="4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15.txt</text:p>
          </table:table-cell>
          <table:table-cell table:number-columns-repeated="4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6.txt</text:p>
          </table:table-cell>
          <table:table-cell table:number-columns-repeated="4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7.txt</text:p>
          </table:table-cell>
          <table:table-cell table:number-columns-repeated="4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18.txt</text:p>
          </table:table-cell>
          <table:table-cell table:number-columns-repeated="4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19.txt</text:p>
          </table:table-cell>
          <table:table-cell table:number-columns-repeated="4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0.txt</text:p>
          </table:table-cell>
          <table:table-cell table:number-columns-repeated="4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21.txt</text:p>
          </table:table-cell>
          <table:table-cell table:number-columns-repeated="4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5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22.txt</text:p>
          </table:table-cell>
          <table:table-cell table:number-columns-repeated="4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23.txt</text:p>
          </table:table-cell>
          <table:table-cell table:number-columns-repeated="4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4.txt</text:p>
          </table:table-cell>
          <table:table-cell table:number-columns-repeated="4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5.txt</text:p>
          </table:table-cell>
          <table:table-cell table:number-columns-repeated="4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26.txt</text:p>
          </table:table-cell>
          <table:table-cell table:number-columns-repeated="4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27.txt</text:p>
          </table:table-cell>
          <table:table-cell table:number-columns-repeated="4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8.txt</text:p>
          </table:table-cell>
          <table:table-cell table:number-columns-repeated="4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9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29.txt</text:p>
          </table:table-cell>
          <table:table-cell table:number-columns-repeated="4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0.txt</text:p>
          </table:table-cell>
          <table:table-cell table:number-columns-repeated="4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31.txt</text:p>
          </table:table-cell>
          <table:table-cell table:number-columns-repeated="4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2.txt</text:p>
          </table:table-cell>
          <table:table-cell table:number-columns-repeated="4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33.txt</text:p>
          </table:table-cell>
          <table:table-cell table:number-columns-repeated="4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4.txt</text:p>
          </table:table-cell>
          <table:table-cell table:number-columns-repeated="4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5.txt</text:p>
          </table:table-cell>
          <table:table-cell table:number-columns-repeated="4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6.txt</text:p>
          </table:table-cell>
          <table:table-cell table:number-columns-repeated="4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7.txt</text:p>
          </table:table-cell>
          <table:table-cell table:number-columns-repeated="4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38.txt</text:p>
          </table:table-cell>
          <table:table-cell table:number-columns-repeated="4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9.txt</text:p>
          </table:table-cell>
          <table:table-cell table:number-columns-repeated="4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40.txt</text:p>
          </table:table-cell>
          <table:table-cell table:number-columns-repeated="4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41.txt</text:p>
          </table:table-cell>
          <table:table-cell table:number-columns-repeated="4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42.txt</text:p>
          </table:table-cell>
          <table:table-cell table:number-columns-repeated="4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3.txt</text:p>
          </table:table-cell>
          <table:table-cell table:number-columns-repeated="4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4.txt</text:p>
          </table:table-cell>
          <table:table-cell table:number-columns-repeated="4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5.txt</text:p>
          </table:table-cell>
          <table:table-cell table:number-columns-repeated="4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46.txt</text:p>
          </table:table-cell>
          <table:table-cell table:number-columns-repeated="4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47.txt</text:p>
          </table:table-cell>
          <table:table-cell table:number-columns-repeated="4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8.txt</text:p>
          </table:table-cell>
          <table:table-cell table:number-columns-repeated="4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49.txt</text:p>
          </table:table-cell>
          <table:table-cell table:number-columns-repeated="4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50.txt</text:p>
          </table:table-cell>
          <table:table-cell table:number-columns-repeated="4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1.txt</text:p>
          </table:table-cell>
          <table:table-cell table:number-columns-repeated="4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2.txt</text:p>
          </table:table-cell>
          <table:table-cell table:number-columns-repeated="4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3.txt</text:p>
          </table:table-cell>
          <table:table-cell table:number-columns-repeated="4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4.txt</text:p>
          </table:table-cell>
          <table:table-cell table:number-columns-repeated="4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55.txt</text:p>
          </table:table-cell>
          <table:table-cell table:number-columns-repeated="4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56.txt</text:p>
          </table:table-cell>
          <table:table-cell table:number-columns-repeated="4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5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57.txt</text:p>
          </table:table-cell>
          <table:table-cell table:number-columns-repeated="4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58.txt</text:p>
          </table:table-cell>
          <table:table-cell table:number-columns-repeated="4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9.txt</text:p>
          </table:table-cell>
          <table:table-cell table:number-columns-repeated="4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60.txt</text:p>
          </table:table-cell>
          <table:table-cell table:number-columns-repeated="4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1.txt</text:p>
          </table:table-cell>
          <table:table-cell table:number-columns-repeated="4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62.txt</text:p>
          </table:table-cell>
          <table:table-cell table:number-columns-repeated="4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3.txt</text:p>
          </table:table-cell>
          <table:table-cell table:number-columns-repeated="4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4.txt</text:p>
          </table:table-cell>
          <table:table-cell table:number-columns-repeated="4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4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65.txt</text:p>
          </table:table-cell>
          <table:table-cell table:number-columns-repeated="4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6.txt</text:p>
          </table:table-cell>
          <table:table-cell table:number-columns-repeated="4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7.txt</text:p>
          </table:table-cell>
          <table:table-cell table:number-columns-repeated="4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68.txt</text:p>
          </table:table-cell>
          <table:table-cell table:number-columns-repeated="4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9.txt</text:p>
          </table:table-cell>
          <table:table-cell table:number-columns-repeated="4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70.txt</text:p>
          </table:table-cell>
          <table:table-cell table:number-columns-repeated="4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1.txt</text:p>
          </table:table-cell>
          <table:table-cell table:number-columns-repeated="4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2.txt</text:p>
          </table:table-cell>
          <table:table-cell table:number-columns-repeated="4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3.txt</text:p>
          </table:table-cell>
          <table:table-cell table:number-columns-repeated="4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4.txt</text:p>
          </table:table-cell>
          <table:table-cell table:number-columns-repeated="4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75.txt</text:p>
          </table:table-cell>
          <table:table-cell table:number-columns-repeated="4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6.txt</text:p>
          </table:table-cell>
          <table:table-cell table:number-columns-repeated="4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77.txt</text:p>
          </table:table-cell>
          <table:table-cell table:number-columns-repeated="4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78.txt</text:p>
          </table:table-cell>
          <table:table-cell table:number-columns-repeated="4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79.txt</text:p>
          </table:table-cell>
          <table:table-cell table:number-columns-repeated="4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480.txt</text:p>
          </table:table-cell>
          <table:table-cell table:number-columns-repeated="4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81.txt</text:p>
          </table:table-cell>
          <table:table-cell table:number-columns-repeated="4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0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82.txt</text:p>
          </table:table-cell>
          <table:table-cell table:number-columns-repeated="4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3.txt</text:p>
          </table:table-cell>
          <table:table-cell table:number-columns-repeated="4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4.txt</text:p>
          </table:table-cell>
          <table:table-cell table:number-columns-repeated="4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5.txt</text:p>
          </table:table-cell>
          <table:table-cell table:number-columns-repeated="4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86.txt</text:p>
          </table:table-cell>
          <table:table-cell table:number-columns-repeated="4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7.txt</text:p>
          </table:table-cell>
          <table:table-cell table:number-columns-repeated="4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8.txt</text:p>
          </table:table-cell>
          <table:table-cell table:number-columns-repeated="4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89.txt</text:p>
          </table:table-cell>
          <table:table-cell table:number-columns-repeated="4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0.txt</text:p>
          </table:table-cell>
          <table:table-cell table:number-columns-repeated="4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91.txt</text:p>
          </table:table-cell>
          <table:table-cell table:number-columns-repeated="4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92.txt</text:p>
          </table:table-cell>
          <table:table-cell table:number-columns-repeated="4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3.txt</text:p>
          </table:table-cell>
          <table:table-cell table:number-columns-repeated="4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4.txt</text:p>
          </table:table-cell>
          <table:table-cell table:number-columns-repeated="4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95.txt</text:p>
          </table:table-cell>
          <table:table-cell table:number-columns-repeated="4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96.txt</text:p>
          </table:table-cell>
          <table:table-cell table:number-columns-repeated="4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97.txt</text:p>
          </table:table-cell>
          <table:table-cell table:number-columns-repeated="4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8.txt</text:p>
          </table:table-cell>
          <table:table-cell table:number-columns-repeated="4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99.txt</text:p>
          </table:table-cell>
          <table:table-cell table:number-columns-repeated="4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00.txt</text:p>
          </table:table-cell>
          <table:table-cell table:number-columns-repeated="4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01.txt</text:p>
          </table:table-cell>
          <table:table-cell table:number-columns-repeated="4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2.txt</text:p>
          </table:table-cell>
          <table:table-cell table:number-columns-repeated="4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3.txt</text:p>
          </table:table-cell>
          <table:table-cell table:number-columns-repeated="4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4.txt</text:p>
          </table:table-cell>
          <table:table-cell table:number-columns-repeated="4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4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05.txt</text:p>
          </table:table-cell>
          <table:table-cell table:number-columns-repeated="4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6.txt</text:p>
          </table:table-cell>
          <table:table-cell table:number-columns-repeated="4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07.txt</text:p>
          </table:table-cell>
          <table:table-cell table:number-columns-repeated="4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08.txt</text:p>
          </table:table-cell>
          <table:table-cell table:number-columns-repeated="4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09.txt</text:p>
          </table:table-cell>
          <table:table-cell table:number-columns-repeated="4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0.txt</text:p>
          </table:table-cell>
          <table:table-cell table:number-columns-repeated="4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1.txt</text:p>
          </table:table-cell>
          <table:table-cell table:number-columns-repeated="4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2.txt</text:p>
          </table:table-cell>
          <table:table-cell table:number-columns-repeated="4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13.txt</text:p>
          </table:table-cell>
          <table:table-cell table:number-columns-repeated="4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14.txt</text:p>
          </table:table-cell>
          <table:table-cell table:number-columns-repeated="4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15.txt</text:p>
          </table:table-cell>
          <table:table-cell table:number-columns-repeated="4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6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16.txt</text:p>
          </table:table-cell>
          <table:table-cell table:number-columns-repeated="4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17.txt</text:p>
          </table:table-cell>
          <table:table-cell table:number-columns-repeated="4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8.txt</text:p>
          </table:table-cell>
          <table:table-cell table:number-columns-repeated="4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19.txt</text:p>
          </table:table-cell>
          <table:table-cell table:number-columns-repeated="4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0.txt</text:p>
          </table:table-cell>
          <table:table-cell table:number-columns-repeated="4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1.txt</text:p>
          </table:table-cell>
          <table:table-cell table:number-columns-repeated="4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2.txt</text:p>
          </table:table-cell>
          <table:table-cell table:number-columns-repeated="4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523.txt</text:p>
          </table:table-cell>
          <table:table-cell table:number-columns-repeated="4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524.txt</text:p>
          </table:table-cell>
          <table:table-cell table:number-columns-repeated="4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5.txt</text:p>
          </table:table-cell>
          <table:table-cell table:number-columns-repeated="4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26.txt</text:p>
          </table:table-cell>
          <table:table-cell table:number-columns-repeated="4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7.txt</text:p>
          </table:table-cell>
          <table:table-cell table:number-columns-repeated="4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8.txt</text:p>
          </table:table-cell>
          <table:table-cell table:number-columns-repeated="4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9.txt</text:p>
          </table:table-cell>
          <table:table-cell table:number-columns-repeated="4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0.txt</text:p>
          </table:table-cell>
          <table:table-cell table:number-columns-repeated="4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1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531.txt</text:p>
          </table:table-cell>
          <table:table-cell table:number-columns-repeated="4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32.txt</text:p>
          </table:table-cell>
          <table:table-cell table:number-columns-repeated="4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3.txt</text:p>
          </table:table-cell>
          <table:table-cell table:number-columns-repeated="4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4.txt</text:p>
          </table:table-cell>
          <table:table-cell table:number-columns-repeated="4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5.txt</text:p>
          </table:table-cell>
          <table:table-cell table:number-columns-repeated="4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36.txt</text:p>
          </table:table-cell>
          <table:table-cell table:number-columns-repeated="4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37.txt</text:p>
          </table:table-cell>
          <table:table-cell table:number-columns-repeated="4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8.txt</text:p>
          </table:table-cell>
          <table:table-cell table:number-columns-repeated="4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9.txt</text:p>
          </table:table-cell>
          <table:table-cell table:number-columns-repeated="4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40.txt</text:p>
          </table:table-cell>
          <table:table-cell table:number-columns-repeated="4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41.txt</text:p>
          </table:table-cell>
          <table:table-cell table:number-columns-repeated="4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42.txt</text:p>
          </table:table-cell>
          <table:table-cell table:number-columns-repeated="4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43.txt</text:p>
          </table:table-cell>
          <table:table-cell table:number-columns-repeated="4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44.txt</text:p>
          </table:table-cell>
          <table:table-cell table:number-columns-repeated="4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45.txt</text:p>
          </table:table-cell>
          <table:table-cell table:number-columns-repeated="4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46.txt</text:p>
          </table:table-cell>
          <table:table-cell table:number-columns-repeated="4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47.txt</text:p>
          </table:table-cell>
          <table:table-cell table:number-columns-repeated="4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48.txt</text:p>
          </table:table-cell>
          <table:table-cell table:number-columns-repeated="4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49.txt</text:p>
          </table:table-cell>
          <table:table-cell table:number-columns-repeated="4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50.txt</text:p>
          </table:table-cell>
          <table:table-cell table:number-columns-repeated="4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51.txt</text:p>
          </table:table-cell>
          <table:table-cell table:number-columns-repeated="4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52.txt</text:p>
          </table:table-cell>
          <table:table-cell table:number-columns-repeated="4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53.txt</text:p>
          </table:table-cell>
          <table:table-cell table:number-columns-repeated="4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54.txt</text:p>
          </table:table-cell>
          <table:table-cell table:number-columns-repeated="4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55.txt</text:p>
          </table:table-cell>
          <table:table-cell table:number-columns-repeated="4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56.txt</text:p>
          </table:table-cell>
          <table:table-cell table:number-columns-repeated="4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57.txt</text:p>
          </table:table-cell>
          <table:table-cell table:number-columns-repeated="4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58.txt</text:p>
          </table:table-cell>
          <table:table-cell table:number-columns-repeated="4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59.txt</text:p>
          </table:table-cell>
          <table:table-cell table:number-columns-repeated="4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60.txt</text:p>
          </table:table-cell>
          <table:table-cell table:number-columns-repeated="4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61.txt</text:p>
          </table:table-cell>
          <table:table-cell table:number-columns-repeated="4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62.txt</text:p>
          </table:table-cell>
          <table:table-cell table:number-columns-repeated="4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63.txt</text:p>
          </table:table-cell>
          <table:table-cell table:number-columns-repeated="4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64.txt</text:p>
          </table:table-cell>
          <table:table-cell table:number-columns-repeated="4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65.txt</text:p>
          </table:table-cell>
          <table:table-cell table:number-columns-repeated="4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66.txt</text:p>
          </table:table-cell>
          <table:table-cell table:number-columns-repeated="4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67.txt</text:p>
          </table:table-cell>
          <table:table-cell table:number-columns-repeated="4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68.txt</text:p>
          </table:table-cell>
          <table:table-cell table:number-columns-repeated="4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569.txt</text:p>
          </table:table-cell>
          <table:table-cell table:number-columns-repeated="4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70.txt</text:p>
          </table:table-cell>
          <table:table-cell table:number-columns-repeated="4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71.txt</text:p>
          </table:table-cell>
          <table:table-cell table:number-columns-repeated="4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72.txt</text:p>
          </table:table-cell>
          <table:table-cell table:number-columns-repeated="4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73.txt</text:p>
          </table:table-cell>
          <table:table-cell table:number-columns-repeated="4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74.txt</text:p>
          </table:table-cell>
          <table:table-cell table:number-columns-repeated="4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75.txt</text:p>
          </table:table-cell>
          <table:table-cell table:number-columns-repeated="4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2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576.txt</text:p>
          </table:table-cell>
          <table:table-cell table:number-columns-repeated="4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77.txt</text:p>
          </table:table-cell>
          <table:table-cell table:number-columns-repeated="4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78.txt</text:p>
          </table:table-cell>
          <table:table-cell table:number-columns-repeated="4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79.txt</text:p>
          </table:table-cell>
          <table:table-cell table:number-columns-repeated="4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80.txt</text:p>
          </table:table-cell>
          <table:table-cell table:number-columns-repeated="4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81.txt</text:p>
          </table:table-cell>
          <table:table-cell table:number-columns-repeated="4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82.txt</text:p>
          </table:table-cell>
          <table:table-cell table:number-columns-repeated="4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1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83.txt</text:p>
          </table:table-cell>
          <table:table-cell table:number-columns-repeated="4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84.txt</text:p>
          </table:table-cell>
          <table:table-cell table:number-columns-repeated="4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85.txt</text:p>
          </table:table-cell>
          <table:table-cell table:number-columns-repeated="4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4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omaly586.txt</text:p>
          </table:table-cell>
          <table:table-cell table:number-columns-repeated="4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87.txt</text:p>
          </table:table-cell>
          <table:table-cell table:number-columns-repeated="4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88.txt</text:p>
          </table:table-cell>
          <table:table-cell table:number-columns-repeated="4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89.txt</text:p>
          </table:table-cell>
          <table:table-cell table:number-columns-repeated="4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90.txt</text:p>
          </table:table-cell>
          <table:table-cell table:number-columns-repeated="4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91.txt</text:p>
          </table:table-cell>
          <table:table-cell table:number-columns-repeated="4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92.txt</text:p>
          </table:table-cell>
          <table:table-cell table:number-columns-repeated="4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93.txt</text:p>
          </table:table-cell>
          <table:table-cell table:number-columns-repeated="4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94.txt</text:p>
          </table:table-cell>
          <table:table-cell table:number-columns-repeated="4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95.txt</text:p>
          </table:table-cell>
          <table:table-cell table:number-columns-repeated="4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96.txt</text:p>
          </table:table-cell>
          <table:table-cell table:number-columns-repeated="4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4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597.txt</text:p>
          </table:table-cell>
          <table:table-cell table:number-columns-repeated="4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98.txt</text:p>
          </table:table-cell>
          <table:table-cell table:number-columns-repeated="4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99.txt</text:p>
          </table:table-cell>
          <table:table-cell table:number-columns-repeated="4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00.txt</text:p>
          </table:table-cell>
          <table:table-cell table:number-columns-repeated="4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01.txt</text:p>
          </table:table-cell>
          <table:table-cell table:number-columns-repeated="4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02.txt</text:p>
          </table:table-cell>
          <table:table-cell table:number-columns-repeated="4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03.txt</text:p>
          </table:table-cell>
          <table:table-cell table:number-columns-repeated="4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04.txt</text:p>
          </table:table-cell>
          <table:table-cell table:number-columns-repeated="4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605.txt</text:p>
          </table:table-cell>
          <table:table-cell table:number-columns-repeated="4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06.txt</text:p>
          </table:table-cell>
          <table:table-cell table:number-columns-repeated="4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07.txt</text:p>
          </table:table-cell>
          <table:table-cell table:number-columns-repeated="4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08.txt</text:p>
          </table:table-cell>
          <table:table-cell table:number-columns-repeated="4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09.txt</text:p>
          </table:table-cell>
          <table:table-cell table:number-columns-repeated="4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10.txt</text:p>
          </table:table-cell>
          <table:table-cell table:number-columns-repeated="4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11.txt</text:p>
          </table:table-cell>
          <table:table-cell table:number-columns-repeated="4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12.txt</text:p>
          </table:table-cell>
          <table:table-cell table:number-columns-repeated="4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13.txt</text:p>
          </table:table-cell>
          <table:table-cell table:number-columns-repeated="4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14.txt</text:p>
          </table:table-cell>
          <table:table-cell table:number-columns-repeated="4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15.txt</text:p>
          </table:table-cell>
          <table:table-cell table:number-columns-repeated="4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16.txt</text:p>
          </table:table-cell>
          <table:table-cell table:number-columns-repeated="4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17.txt</text:p>
          </table:table-cell>
          <table:table-cell table:number-columns-repeated="4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18.txt</text:p>
          </table:table-cell>
          <table:table-cell table:number-columns-repeated="4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19.txt</text:p>
          </table:table-cell>
          <table:table-cell table:number-columns-repeated="4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20.txt</text:p>
          </table:table-cell>
          <table:table-cell table:number-columns-repeated="4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1.txt</text:p>
          </table:table-cell>
          <table:table-cell table:number-columns-repeated="4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2.txt</text:p>
          </table:table-cell>
          <table:table-cell table:number-columns-repeated="4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3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23.txt</text:p>
          </table:table-cell>
          <table:table-cell table:number-columns-repeated="4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4.txt</text:p>
          </table:table-cell>
          <table:table-cell table:number-columns-repeated="4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5.txt</text:p>
          </table:table-cell>
          <table:table-cell table:number-columns-repeated="4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26.txt</text:p>
          </table:table-cell>
          <table:table-cell table:number-columns-repeated="4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7.txt</text:p>
          </table:table-cell>
          <table:table-cell table:number-columns-repeated="4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28.txt</text:p>
          </table:table-cell>
          <table:table-cell table:number-columns-repeated="4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29.txt</text:p>
          </table:table-cell>
          <table:table-cell table:number-columns-repeated="4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30.txt</text:p>
          </table:table-cell>
          <table:table-cell table:number-columns-repeated="4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31.txt</text:p>
          </table:table-cell>
          <table:table-cell table:number-columns-repeated="4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32.txt</text:p>
          </table:table-cell>
          <table:table-cell table:number-columns-repeated="4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33.txt</text:p>
          </table:table-cell>
          <table:table-cell table:number-columns-repeated="4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34.txt</text:p>
          </table:table-cell>
          <table:table-cell table:number-columns-repeated="4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635.txt</text:p>
          </table:table-cell>
          <table:table-cell table:number-columns-repeated="4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36.txt</text:p>
          </table:table-cell>
          <table:table-cell table:number-columns-repeated="4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637.txt</text:p>
          </table:table-cell>
          <table:table-cell table:number-columns-repeated="4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38.txt</text:p>
          </table:table-cell>
          <table:table-cell table:number-columns-repeated="4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39.txt</text:p>
          </table:table-cell>
          <table:table-cell table:number-columns-repeated="4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40.txt</text:p>
          </table:table-cell>
          <table:table-cell table:number-columns-repeated="4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1.txt</text:p>
          </table:table-cell>
          <table:table-cell table:number-columns-repeated="4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42.txt</text:p>
          </table:table-cell>
          <table:table-cell table:number-columns-repeated="4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4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43.txt</text:p>
          </table:table-cell>
          <table:table-cell table:number-columns-repeated="4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4.txt</text:p>
          </table:table-cell>
          <table:table-cell table:number-columns-repeated="4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5.txt</text:p>
          </table:table-cell>
          <table:table-cell table:number-columns-repeated="4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6.txt</text:p>
          </table:table-cell>
          <table:table-cell table:number-columns-repeated="4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7.txt</text:p>
          </table:table-cell>
          <table:table-cell table:number-columns-repeated="4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48.txt</text:p>
          </table:table-cell>
          <table:table-cell table:number-columns-repeated="4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49.txt</text:p>
          </table:table-cell>
          <table:table-cell table:number-columns-repeated="4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0.txt</text:p>
          </table:table-cell>
          <table:table-cell table:number-columns-repeated="4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651.txt</text:p>
          </table:table-cell>
          <table:table-cell table:number-columns-repeated="4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52.txt</text:p>
          </table:table-cell>
          <table:table-cell table:number-columns-repeated="4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3.txt</text:p>
          </table:table-cell>
          <table:table-cell table:number-columns-repeated="4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54.txt</text:p>
          </table:table-cell>
          <table:table-cell table:number-columns-repeated="4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55.txt</text:p>
          </table:table-cell>
          <table:table-cell table:number-columns-repeated="4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6.txt</text:p>
          </table:table-cell>
          <table:table-cell table:number-columns-repeated="4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7.txt</text:p>
          </table:table-cell>
          <table:table-cell table:number-columns-repeated="4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8.txt</text:p>
          </table:table-cell>
          <table:table-cell table:number-columns-repeated="4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59.txt</text:p>
          </table:table-cell>
          <table:table-cell table:number-columns-repeated="4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60.txt</text:p>
          </table:table-cell>
          <table:table-cell table:number-columns-repeated="4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61.txt</text:p>
          </table:table-cell>
          <table:table-cell table:number-columns-repeated="4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62.txt</text:p>
          </table:table-cell>
          <table:table-cell table:number-columns-repeated="4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63.txt</text:p>
          </table:table-cell>
          <table:table-cell table:number-columns-repeated="4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64.txt</text:p>
          </table:table-cell>
          <table:table-cell table:number-columns-repeated="4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65.txt</text:p>
          </table:table-cell>
          <table:table-cell table:number-columns-repeated="4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66.txt</text:p>
          </table:table-cell>
          <table:table-cell table:number-columns-repeated="4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4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67.txt</text:p>
          </table:table-cell>
          <table:table-cell table:number-columns-repeated="4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68.txt</text:p>
          </table:table-cell>
          <table:table-cell table:number-columns-repeated="4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69.txt</text:p>
          </table:table-cell>
          <table:table-cell table:number-columns-repeated="4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70.txt</text:p>
          </table:table-cell>
          <table:table-cell table:number-columns-repeated="4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71.txt</text:p>
          </table:table-cell>
          <table:table-cell table:number-columns-repeated="4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72.txt</text:p>
          </table:table-cell>
          <table:table-cell table:number-columns-repeated="4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73.txt</text:p>
          </table:table-cell>
          <table:table-cell table:number-columns-repeated="4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674.txt</text:p>
          </table:table-cell>
          <table:table-cell table:number-columns-repeated="4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75.txt</text:p>
          </table:table-cell>
          <table:table-cell table:number-columns-repeated="4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2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76.txt</text:p>
          </table:table-cell>
          <table:table-cell table:number-columns-repeated="4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77.txt</text:p>
          </table:table-cell>
          <table:table-cell table:number-columns-repeated="4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78.txt</text:p>
          </table:table-cell>
          <table:table-cell table:number-columns-repeated="4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79.txt</text:p>
          </table:table-cell>
          <table:table-cell table:number-columns-repeated="4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80.txt</text:p>
          </table:table-cell>
          <table:table-cell table:number-columns-repeated="4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81.txt</text:p>
          </table:table-cell>
          <table:table-cell table:number-columns-repeated="4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3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82.txt</text:p>
          </table:table-cell>
          <table:table-cell table:number-columns-repeated="4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83.txt</text:p>
          </table:table-cell>
          <table:table-cell table:number-columns-repeated="4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4.txt</text:p>
          </table:table-cell>
          <table:table-cell table:number-columns-repeated="4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5.txt</text:p>
          </table:table-cell>
          <table:table-cell table:number-columns-repeated="4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4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86.txt</text:p>
          </table:table-cell>
          <table:table-cell table:number-columns-repeated="4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87.txt</text:p>
          </table:table-cell>
          <table:table-cell table:number-columns-repeated="4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8.txt</text:p>
          </table:table-cell>
          <table:table-cell table:number-columns-repeated="4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9.txt</text:p>
          </table:table-cell>
          <table:table-cell table:number-columns-repeated="4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90.txt</text:p>
          </table:table-cell>
          <table:table-cell table:number-columns-repeated="4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1.txt</text:p>
          </table:table-cell>
          <table:table-cell table:number-columns-repeated="4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5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92.txt</text:p>
          </table:table-cell>
          <table:table-cell table:number-columns-repeated="4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3.txt</text:p>
          </table:table-cell>
          <table:table-cell table:number-columns-repeated="4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4.txt</text:p>
          </table:table-cell>
          <table:table-cell table:number-columns-repeated="4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5.txt</text:p>
          </table:table-cell>
          <table:table-cell table:number-columns-repeated="4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6.txt</text:p>
          </table:table-cell>
          <table:table-cell table:number-columns-repeated="4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97.txt</text:p>
          </table:table-cell>
          <table:table-cell table:number-columns-repeated="4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698.txt</text:p>
          </table:table-cell>
          <table:table-cell table:number-columns-repeated="4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99.txt</text:p>
          </table:table-cell>
          <table:table-cell table:number-columns-repeated="4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0.txt</text:p>
          </table:table-cell>
          <table:table-cell table:number-columns-repeated="4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1.txt</text:p>
          </table:table-cell>
          <table:table-cell table:number-columns-repeated="4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02.txt</text:p>
          </table:table-cell>
          <table:table-cell table:number-columns-repeated="4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3.txt</text:p>
          </table:table-cell>
          <table:table-cell table:number-columns-repeated="4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04.txt</text:p>
          </table:table-cell>
          <table:table-cell table:number-columns-repeated="4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05.txt</text:p>
          </table:table-cell>
          <table:table-cell table:number-columns-repeated="4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06.txt</text:p>
          </table:table-cell>
          <table:table-cell table:number-columns-repeated="4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7.txt</text:p>
          </table:table-cell>
          <table:table-cell table:number-columns-repeated="4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08.txt</text:p>
          </table:table-cell>
          <table:table-cell table:number-columns-repeated="4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9.txt</text:p>
          </table:table-cell>
          <table:table-cell table:number-columns-repeated="4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0.txt</text:p>
          </table:table-cell>
          <table:table-cell table:number-columns-repeated="4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5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1.txt</text:p>
          </table:table-cell>
          <table:table-cell table:number-columns-repeated="4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12.txt</text:p>
          </table:table-cell>
          <table:table-cell table:number-columns-repeated="4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3.txt</text:p>
          </table:table-cell>
          <table:table-cell table:number-columns-repeated="4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4.txt</text:p>
          </table:table-cell>
          <table:table-cell table:number-columns-repeated="4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715.txt</text:p>
          </table:table-cell>
          <table:table-cell table:number-columns-repeated="4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716.txt</text:p>
          </table:table-cell>
          <table:table-cell table:number-columns-repeated="4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17.txt</text:p>
          </table:table-cell>
          <table:table-cell table:number-columns-repeated="4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18.txt</text:p>
          </table:table-cell>
          <table:table-cell table:number-columns-repeated="4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19.txt</text:p>
          </table:table-cell>
          <table:table-cell table:number-columns-repeated="4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20.txt</text:p>
          </table:table-cell>
          <table:table-cell table:number-columns-repeated="4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21.txt</text:p>
          </table:table-cell>
          <table:table-cell table:number-columns-repeated="4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1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22.txt</text:p>
          </table:table-cell>
          <table:table-cell table:number-columns-repeated="4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23.txt</text:p>
          </table:table-cell>
          <table:table-cell table:number-columns-repeated="4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24.txt</text:p>
          </table:table-cell>
          <table:table-cell table:number-columns-repeated="4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2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25.txt</text:p>
          </table:table-cell>
          <table:table-cell table:number-columns-repeated="4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26.txt</text:p>
          </table:table-cell>
          <table:table-cell table:number-columns-repeated="4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27.txt</text:p>
          </table:table-cell>
          <table:table-cell table:number-columns-repeated="4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28.txt</text:p>
          </table:table-cell>
          <table:table-cell table:number-columns-repeated="4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29.txt</text:p>
          </table:table-cell>
          <table:table-cell table:number-columns-repeated="4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30.txt</text:p>
          </table:table-cell>
          <table:table-cell table:number-columns-repeated="4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31.txt</text:p>
          </table:table-cell>
          <table:table-cell table:number-columns-repeated="4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32.txt</text:p>
          </table:table-cell>
          <table:table-cell table:number-columns-repeated="4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733.txt</text:p>
          </table:table-cell>
          <table:table-cell table:number-columns-repeated="4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34.txt</text:p>
          </table:table-cell>
          <table:table-cell table:number-columns-repeated="4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35.txt</text:p>
          </table:table-cell>
          <table:table-cell table:number-columns-repeated="4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736.txt</text:p>
          </table:table-cell>
          <table:table-cell table:number-columns-repeated="4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37.txt</text:p>
          </table:table-cell>
          <table:table-cell table:number-columns-repeated="4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38.txt</text:p>
          </table:table-cell>
          <table:table-cell table:number-columns-repeated="4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39.txt</text:p>
          </table:table-cell>
          <table:table-cell table:number-columns-repeated="4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40.txt</text:p>
          </table:table-cell>
          <table:table-cell table:number-columns-repeated="4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41.txt</text:p>
          </table:table-cell>
          <table:table-cell table:number-columns-repeated="4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5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42.txt</text:p>
          </table:table-cell>
          <table:table-cell table:number-columns-repeated="4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743.txt</text:p>
          </table:table-cell>
          <table:table-cell table:number-columns-repeated="4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44.txt</text:p>
          </table:table-cell>
          <table:table-cell table:number-columns-repeated="4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found_anomalies/el_reasoners/rdfuzz/test_run_2024_11_25_16_36</text:p>
          </table:table-cell>
          <table:table-cell office:value-type="string" calcext:value-type="string">
            <text:p>test1689.owl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0:21:12.458280711</dc:date>
    <meta:editing-duration>PT4M43S</meta:editing-duration>
    <meta:editing-cycles>1</meta:editing-cycles>
    <meta:document-statistic meta:table-count="1" meta:cell-count="13527" meta:object-count="0"/>
    <meta:generator>LibreOffice/7.3.7.2$Linux_X86_64 LibreOffice_project/30$Build-2</meta:generator>
  </office:meta>
</office:document-meta>
</file>